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officeooo:paragraph-rsid="000f089e"/>
    </style:style>
    <style:style style:name="P2" style:family="paragraph" style:parent-style-name="Preformatted_20_Text">
      <style:text-properties officeooo:rsid="000f089e" officeooo:paragraph-rsid="000f089e"/>
    </style:style>
    <style:style style:name="P3" style:family="paragraph" style:parent-style-name="Preformatted_20_Text">
      <style:text-properties officeooo:rsid="000f089e" officeooo:paragraph-rsid="00125ce7"/>
    </style:style>
    <style:style style:name="P4" style:family="paragraph" style:parent-style-name="Preformatted_20_Text">
      <style:text-properties officeooo:rsid="000f089e" officeooo:paragraph-rsid="00158803"/>
    </style:style>
    <style:style style:name="P5" style:family="paragraph" style:parent-style-name="Preformatted_20_Text">
      <style:text-properties officeooo:rsid="00106100" officeooo:paragraph-rsid="00106100"/>
    </style:style>
    <style:style style:name="P6" style:family="paragraph" style:parent-style-name="Preformatted_20_Text">
      <style:text-properties officeooo:rsid="00106100" officeooo:paragraph-rsid="00125ce7"/>
    </style:style>
    <style:style style:name="P7" style:family="paragraph" style:parent-style-name="Preformatted_20_Text">
      <style:text-properties officeooo:rsid="00125ce7" officeooo:paragraph-rsid="00125ce7"/>
    </style:style>
    <style:style style:name="P8" style:family="paragraph" style:parent-style-name="Preformatted_20_Text">
      <style:text-properties officeooo:rsid="00125ce7" officeooo:paragraph-rsid="001361f4"/>
    </style:style>
    <style:style style:name="P9" style:family="paragraph" style:parent-style-name="Preformatted_20_Text">
      <style:text-properties officeooo:rsid="00125ce7" officeooo:paragraph-rsid="0018bdd8"/>
    </style:style>
    <style:style style:name="P10" style:family="paragraph" style:parent-style-name="Preformatted_20_Text">
      <style:text-properties officeooo:rsid="00125ce7" officeooo:paragraph-rsid="00158803"/>
    </style:style>
    <style:style style:name="P11" style:family="paragraph" style:parent-style-name="Preformatted_20_Text">
      <style:text-properties officeooo:rsid="00125ce7" officeooo:paragraph-rsid="0022681d"/>
    </style:style>
    <style:style style:name="P12" style:family="paragraph" style:parent-style-name="Preformatted_20_Text">
      <style:text-properties officeooo:rsid="001361f4" officeooo:paragraph-rsid="001361f4"/>
    </style:style>
    <style:style style:name="P13" style:family="paragraph" style:parent-style-name="Preformatted_20_Text">
      <style:text-properties officeooo:rsid="00158803" officeooo:paragraph-rsid="00158803"/>
    </style:style>
    <style:style style:name="P14" style:family="paragraph" style:parent-style-name="Preformatted_20_Text">
      <style:text-properties officeooo:rsid="00158803" officeooo:paragraph-rsid="001c56f8"/>
    </style:style>
    <style:style style:name="P15" style:family="paragraph" style:parent-style-name="Preformatted_20_Text">
      <style:text-properties officeooo:rsid="00158803" officeooo:paragraph-rsid="0017b777"/>
    </style:style>
    <style:style style:name="P16" style:family="paragraph" style:parent-style-name="Preformatted_20_Text">
      <style:text-properties officeooo:rsid="001a2a4d" officeooo:paragraph-rsid="001a2a4d"/>
    </style:style>
    <style:style style:name="P17" style:family="paragraph" style:parent-style-name="Preformatted_20_Text">
      <style:text-properties officeooo:rsid="001a2a4d" officeooo:paragraph-rsid="00158803"/>
    </style:style>
    <style:style style:name="P18" style:family="paragraph" style:parent-style-name="Preformatted_20_Text">
      <style:text-properties officeooo:rsid="00217e26" officeooo:paragraph-rsid="00217e26"/>
    </style:style>
    <style:style style:name="P19" style:family="paragraph" style:parent-style-name="Preformatted_20_Text">
      <style:text-properties officeooo:paragraph-rsid="00125ce7"/>
    </style:style>
    <style:style style:name="P20" style:family="paragraph" style:parent-style-name="Preformatted_20_Text">
      <style:text-properties officeooo:rsid="001361f4" officeooo:paragraph-rsid="0022681d"/>
    </style:style>
    <style:style style:name="P21" style:family="paragraph" style:parent-style-name="Preformatted_20_Text">
      <style:text-properties officeooo:rsid="001b7bb4" officeooo:paragraph-rsid="001b7bb4"/>
    </style:style>
    <style:style style:name="P22" style:family="paragraph" style:parent-style-name="Preformatted_20_Text">
      <style:text-properties officeooo:rsid="00237e65" officeooo:paragraph-rsid="00237e65"/>
    </style:style>
    <style:style style:name="P23" style:family="paragraph" style:parent-style-name="Preformatted_20_Text">
      <style:text-properties officeooo:rsid="00125ce7" officeooo:paragraph-rsid="001361f4"/>
    </style:style>
    <style:style style:name="P24" style:family="paragraph" style:parent-style-name="Preformatted_20_Text">
      <style:text-properties officeooo:rsid="00125ce7" officeooo:paragraph-rsid="00251a72"/>
    </style:style>
    <style:style style:name="T1" style:family="text">
      <style:text-properties officeooo:rsid="000f089e"/>
    </style:style>
    <style:style style:name="T2" style:family="text">
      <style:text-properties style:text-underline-style="none"/>
    </style:style>
    <style:style style:name="T3" style:family="text">
      <style:text-properties style:text-underline-style="none" officeooo:rsid="00125ce7"/>
    </style:style>
    <style:style style:name="T4" style:family="text">
      <style:text-properties officeooo:rsid="00106100"/>
    </style:style>
    <style:style style:name="T5" style:family="text">
      <style:text-properties officeooo:rsid="00125ce7"/>
    </style:style>
    <style:style style:name="T6" style:family="text">
      <style:text-properties officeooo:rsid="001361f4"/>
    </style:style>
    <style:style style:name="T7" style:family="text">
      <style:text-properties officeooo:rsid="00158803"/>
    </style:style>
    <style:style style:name="T8" style:family="text">
      <style:text-properties officeooo:rsid="0017b777"/>
    </style:style>
    <style:style style:name="T9" style:family="text">
      <style:text-properties officeooo:rsid="0018bdd8"/>
    </style:style>
    <style:style style:name="T10" style:family="text">
      <style:text-properties officeooo:rsid="001a2a4d"/>
    </style:style>
    <style:style style:name="T11" style:family="text">
      <style:text-properties style:text-underline-style="solid" style:text-underline-width="auto" style:text-underline-color="font-color"/>
    </style:style>
    <style:style style:name="T12" style:family="text">
      <style:text-properties officeooo:rsid="00237e65"/>
    </style:style>
    <style:style style:name="T13" style:family="text">
      <style:text-properties officeooo:rsid="00251a7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Mapeo DB <text:span text:style-name="T6">Web </text:span>Proyecto2</text:p>
      <text:p text:style-name="Preformatted_20_Text"/>
      <text:p text:style-name="P1">CREATE TABLE <text:span text:style-name="T1">User(</text:span></text:p>
      <text:p text:style-name="P2">id_user INT AUTO_INCREMENT NOT NULL,</text:p>
      <text:p text:style-name="P2">name VARCHAR(50) NOT NULL,</text:p>
      <text:p text:style-name="P2">pass VARCHAR(50) NOT NULL,</text:p>
      <text:p text:style-name="P2">nivelUsuario VARCHAR(50) NOT NULL,</text:p>
      <text:p text:style-name="P2">correo VARCHAR(50) NOT NULL,</text:p>
      <text:p text:style-name="P2">hobbies VARCHAR(100) NOT NULL,</text:p>
      <text:p text:style-name="P2">intereses VARCHAR(200) NOT NULL,</text:p>
      <text:p text:style-name="P2">descripcion VARCHAR(200) NOT NULL,</text:p>
      <text:p text:style-name="P2">gustos VARCHAR(<text:span text:style-name="T2">200</text:span>) NOT NULL,</text:p>
      <text:p text:style-name="P2">telefono INT NOT NULL,</text:p>
      <text:p text:style-name="P2">foto LONGBLOB NOT NULL,</text:p>
      <text:p text:style-name="P2">CONSTRAINT PK_ID_<text:span text:style-name="T4">USER</text:span> PRIMARY KEY(id_<text:span text:style-name="T4">user</text:span>)</text:p>
      <text:p text:style-name="P2">);</text:p>
      <text:p text:style-name="P1"/>
      <text:p text:style-name="P5">CREATE TABLE Revista<text:span text:style-name="T7">s</text:span>(</text:p>
      <text:p text:style-name="P5">id_revista INT AUTO_INCREMENT NOT NULL,</text:p>
      <text:p text:style-name="P6">nombreR VARCHAR(50) NOT NULL, </text:p>
      <text:p text:style-name="P5">autor VARCHAR(50) NOT NULL,</text:p>
      <text:p text:style-name="P6">etiqueta VARCHAR(<text:span text:style-name="T5">2</text:span><text:span text:style-name="T3">0</text:span><text:span text:style-name="T2">0</text:span>) NOT NULL, <text:s text:c="3"/></text:p>
      <text:p text:style-name="P6">descripcionR VARCHAR(<text:span text:style-name="T3">20</text:span><text:span text:style-name="T2">0</text:span>) NOT NULL,</text:p>
      <text:p text:style-name="P6">categoria VARCHAR(<text:span text:style-name="T5">200</text:span>) NOT NULL,</text:p>
      <text:p text:style-name="P5">cuotaS <text:span text:style-name="T5">DECIMAL</text:span>(9,2) NO<text:span text:style-name="T5">T</text:span> NULL,</text:p>
      <text:p text:style-name="P6">cuotaD <text:span text:style-name="T5">DECIMAL</text:span>(9,2) NO<text:span text:style-name="T5">T</text:span> NULL, <text:s text:c="5"/></text:p>
      <text:p text:style-name="P5">fechaC <text:span text:style-name="T5">DATE</text:span> NO<text:span text:style-name="T5">T</text:span> NULL, <text:s text:c="2"/></text:p>
      <text:p text:style-name="P5">pdf <text:span text:style-name="T5">LONGBLOB</text:span> NO<text:span text:style-name="T5">T</text:span> NULL, <text:s text:c="7"/></text:p>
      <text:p text:style-name="P19"><text:span text:style-name="T4">estado BOOLEAN NOT NULL,</text:span><text:bookmark-start text:name="__DdeLink__18_1766242637"/></text:p>
      <text:p text:style-name="P3">CONSTRAINT PK_ID_<text:span text:style-name="T5">REVISTA</text:span> PRIMARY KEY(id_<text:span text:style-name="T4">revista</text:span>)<text:bookmark-end text:name="__DdeLink__18_1766242637"/></text:p>
      <text:p text:style-name="P5">);</text:p>
      <text:p text:style-name="P5"/>
      <text:p text:style-name="P7">CREATE TABLE Suscripcion(</text:p>
      <text:p text:style-name="P7">id_suscripcion <text:span text:style-name="T6">INT AUTO_INCREMENT NOT NULL,</text:span></text:p>
      <text:p text:style-name="P7">id_revista <text:span text:style-name="T6">INT NOT NULL,</text:span> <text:s text:c="3"/></text:p>
      <text:p text:style-name="P7">id_user <text:span text:style-name="T6">INT NOT NULL,</text:span> <text:s text:c="5"/></text:p>
      <text:p text:style-name="P11">fecha_<text:span text:style-name="T6">s</text:span>uscripcion <text:span text:style-name="T6">DATE NOT NULL,</text:span></text:p>
      <text:p text:style-name="P20">estado_suscripcion BOOLEAN NOT NULL,</text:p>
      <text:p text:style-name="P8">CONSTRAINT PK_ID_<text:span text:style-name="T6">SUSCRIPCION</text:span> PRIMARY KEY(id_<text:span text:style-name="T6">suscripcion</text:span>),</text:p>
      <text:p text:style-name="P8"><text:bookmark-start text:name="__DdeLink__7_1766242637"/>CONSTRAINT FK_ID_<text:span text:style-name="T6">REVISTA</text:span> FOREIGN KEY(id_<text:span text:style-name="T6">revista</text:span>)</text:p>
      <text:p text:style-name="P8">REFERENCES R<text:span text:style-name="T6">evistas</text:span>(id_<text:span text:style-name="T6">revista</text:span>),</text:p>
      <text:p text:style-name="P8">CONSTRAINT FK_ID_US<text:span text:style-name="T6">ER</text:span> FOREIGN KEY(id_us<text:span text:style-name="T6">er</text:span>)</text:p>
      <text:p text:style-name="P8">REFERENCES <text:span text:style-name="T6">User</text:span>(id_us<text:span text:style-name="T6">er</text:span>)<text:bookmark-end text:name="__DdeLink__7_1766242637"/></text:p>
      <text:p text:style-name="P7">);</text:p>
      <text:p text:style-name="P7"><text:bookmark-start text:name="__DdeLink__257_585798712"/></text:p>
      <text:p text:style-name="P12"><text:bookmark-start text:name="__DdeLink__252_585798712"/><text:bookmark-start text:name="__DdeLink__261_585798712"/>CREATE TABLE Pago(</text:p>
      <text:p text:style-name="P12">id_pago INT AUTO_INCREMENT NOT NULL,</text:p>
      <text:p text:style-name="P9">id_suscripcion <text:span text:style-name="T6">INT NOT NULL,</text:span></text:p>
      <text:p text:style-name="P8">fecha_<text:span text:style-name="T6">pago DATE NOT NULL,</text:span></text:p>
      <text:p text:style-name="P24">fecha_<text:span text:style-name="T13">vencimiento DATE NOT NULL,</text:span></text:p>
      <text:p text:style-name="P12"><text:span text:style-name="T12">monto_suscripcion</text:span> <text:span text:style-name="T8">DECIMAL(9,2)</text:span> NOT NULL,</text:p>
      <text:p text:style-name="P21">porcentaje DECIMAL(9,2) NOT NULL,</text:p>
      <text:p text:style-name="P22">costo_suscripcion DECIMAL(9,2) NOT NULL,</text:p>
      <text:p text:style-name="P4">CONSTRAINT PK_ID_<text:span text:style-name="T7">PAGO</text:span> PRIMARY KEY(id_<text:span text:style-name="T7">pago</text:span>),</text:p>
      <text:p text:style-name="P8">CONSTRAINT FK_ID_<text:span text:style-name="T9">SUSCRIPCION</text:span> FOREIGN KEY(id_<text:span text:style-name="T9">suscripcion</text:span>)</text:p>
      <text:p text:style-name="P8">REFERENCES <text:span text:style-name="T9">Suscripcion</text:span>(id_<text:span text:style-name="T9">suscripcion</text:span>)</text:p>
      <text:p text:style-name="P12">);<text:bookmark-end text:name="__DdeLink__252_585798712"/><text:bookmark-end text:name="__DdeLink__261_585798712"/></text:p>
      <text:p text:style-name="P12"><text:bookmark-end text:name="__DdeLink__257_585798712"/></text:p>
      <text:p text:style-name="P12"/>
      <text:p text:style-name="P12"><text:soft-page-break/></text:p>
      <text:p text:style-name="P12"/>
      <text:p text:style-name="P12"/>
      <text:p text:style-name="P13"><text:bookmark-start text:name="__DdeLink__300_3398227115"/>C<text:bookmark-end text:name="__DdeLink__300_3398227115"/>REATE TABLE Reacciones(</text:p>
      <text:p text:style-name="P13">id_reaccion INT AUTO_INCREMENT NOT NULL,</text:p>
      <text:p text:style-name="P10"><text:span text:style-name="T10">usuario VARCHAR(50) NOT NULL,</text:span> <text:s text:c="3"/></text:p>
      <text:p text:style-name="P17">revista VARCHAR(50) NOT NULL,</text:p>
      <text:p text:style-name="P13"><text:span text:style-name="T8">meGusta INT</text:span>,</text:p>
      <text:p text:style-name="P15">comentarios VARCHAR(200),</text:p>
      <text:p text:style-name="P18">costoSus DECIMAl(9,2) NOT NULL,</text:p>
      <text:p text:style-name="P16">primary key(id_reaccion, usuario, revista)</text:p>
      <text:p text:style-name="P14">);</text:p>
      <text:p text:style-name="P14">41560055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GT" style:letter-kerning="true" style:font-name-asian="Bitstream Vera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GT" style:font-name-asian="Bitstream Vera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date>2019-10-05T12:02:06.808048193</dc:date>
    <meta:editing-duration>PT2H43M24S</meta:editing-duration>
    <meta:editing-cycles>8</meta:editing-cycles>
    <meta:generator>LibreOffice/6.3.0.4$Linux_X86_64 LibreOffice_project/30$Build-4</meta:generator>
    <meta:document-statistic meta:table-count="0" meta:image-count="0" meta:object-count="0" meta:page-count="2" meta:paragraph-count="63" meta:word-count="224" meta:character-count="1849" meta:non-whitespace-character-count="1652"/>
  </office:meta>
</office:document-meta>
</file>